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53c" officeooo:paragraph-rsid="0006653c"/>
    </style:style>
    <style:style style:name="P2" style:family="paragraph" style:parent-style-name="Standard">
      <style:text-properties officeooo:rsid="0006653c" officeooo:paragraph-rsid="0008b5bf"/>
    </style:style>
    <style:style style:name="P3"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6653c" officeooo:paragraph-rsid="0006653c"/>
    </style:style>
    <style:style style:name="P4" style:family="paragraph" style:parent-style-name="Standard">
      <style:text-properties officeooo:rsid="0006653c" officeooo:paragraph-rsid="0006653c"/>
    </style:style>
    <style:style style:name="P5" style:family="paragraph" style:parent-style-name="Standard">
      <style:text-properties officeooo:rsid="000d97b2" officeooo:paragraph-rsid="000d97b2"/>
    </style:style>
    <style:style style:name="P6" style:family="paragraph" style:parent-style-name="Standard">
      <style:text-properties officeooo:rsid="000f0f3f" officeooo:paragraph-rsid="000f0f3f"/>
    </style:style>
    <style:style style:name="P7" style:family="paragraph" style:parent-style-name="Standard">
      <style:text-properties officeooo:rsid="000fe714" officeooo:paragraph-rsid="000fe714"/>
    </style:style>
    <style:style style:name="P8" style:family="paragraph" style:parent-style-name="Standard">
      <style:text-properties officeooo:rsid="0011b28c" officeooo:paragraph-rsid="0011b28c"/>
    </style:style>
    <style:style style:name="P9" style:family="paragraph" style:parent-style-name="Standard">
      <style:paragraph-properties fo:text-align="center" style:justify-single-word="false"/>
      <style:text-properties fo:font-weight="bold" officeooo:rsid="000d97b2" officeooo:paragraph-rsid="000d97b2" style:font-weight-asian="bold" style:font-weight-complex="bold"/>
    </style:style>
    <style:style style:name="P10" style:family="paragraph" style:parent-style-name="Standard">
      <style:text-properties officeooo:rsid="0012faad" officeooo:paragraph-rsid="0012faad"/>
    </style:style>
    <style:style style:name="P11" style:family="paragraph" style:parent-style-name="Standard">
      <style:text-properties officeooo:rsid="0014ee16" officeooo:paragraph-rsid="0014ee16"/>
    </style:style>
    <style:style style:name="P12" style:family="paragraph" style:parent-style-name="Standard">
      <style:text-properties officeooo:rsid="00154ef1" officeooo:paragraph-rsid="00154ef1"/>
    </style:style>
    <style:style style:name="P13"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f0f3f" officeooo:paragraph-rsid="000f0f3f"/>
    </style:style>
    <style:style style:name="P14"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1b28c" officeooo:paragraph-rsid="0011b28c"/>
    </style:style>
    <style:style style:name="P15"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2faad" officeooo:paragraph-rsid="0012faad"/>
    </style:style>
    <style:style style:name="P16"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4ee16" officeooo:paragraph-rsid="0014ee16"/>
    </style:style>
    <style:style style:name="P17"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54ef1" officeooo:paragraph-rsid="00154ef1"/>
    </style:style>
    <style:style style:name="T1" style:family="text">
      <style:text-properties officeooo:rsid="000fe714"/>
    </style:style>
    <style:style style:name="T2" style:family="text">
      <style:text-properties officeooo:rsid="0012faad"/>
    </style:style>
    <style:style style:name="T3" style:family="text">
      <style:text-properties officeooo:rsid="0014ee16"/>
    </style:style>
    <style:style style:name="T4" style:family="text">
      <style:text-properties officeooo:rsid="00154e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АД, 2019 год н.э., вечер. Вы оказались в месте, отдалённо напоминающий приватный дом в Соловках. Перед вашим взором предстали <text:s text:c="2"/>разрушенное имущество, злая корова и грустный индус.</text:p>
      <text:p text:style-name="P1"/>
      <text:p text:style-name="P1">Индус просит вас подоить корову. Корова категорически против объектно-ориентированной подойки. Вы решаете подоить её функциональным путём.</text:p>
      <text:p text:style-name="P3"/>
      <text:p text:style-name="P3">Вы довольны, корова подоена, но индус всё ещё грустный. Оказывается, одиночной функции подойки коровы ему недостаточно, так как тот желает поделиться молоком с другими индусами. К сожалению, корова <text:s/>может выдержать только ограниченное количество подоёк. Тем не менее, индус настаивает на возможности множественной подойки.</text:p>
      <text:p text:style-name="P1"/>
      <text:p text:style-name="P1">Корова восхищена вашими навыками функционального программирования, а индус и не думает вас отпускать. Оказывается, функции множественной подойки ему тоже недостаточно, ведь у всего индусского поселения закончились запасы сыра. Корова устало вздыхает. Вы молча задаётесь вопросом, откуда здесь вообще индус и корова, и почему она даёт красное молоко.</text:p>
      <text:p text:style-name="P3"/>
      <text:p text:style-name="P1"/>
      <text:p text:style-name="P1">Вы оказались в месте, где кроме индуса и коровы вас окружает ещё и изобилие молока и сыра. На сие чудо начинают сходиться другие индусы. У вашего индуса появляется идея начать продавать сыр другим индусам, однако для этого его нужно сначала свесить. Множество индусских глаз теперь сфокусировано на вас.</text:p>
      <text:p text:style-name="P3"/>
      <text:p text:style-name="P1"/>
      <text:p text:style-name="P1">Вы и ваш индусский друг смогли наладить производство сыра, после чего стали самыми успешными предприятелями в индусской деревне в Аду. Кажется, вами восхищается даже Мефистофель. На вырученные деньги вы решаете приобрести ещё несколько коров. Теперь вам каким-то образом нужно вести учёт полученного молока и сыра. Вся робота опять легла на вас. Корова понимающе вздыхает.</text:p>
      <text:p text:style-name="P3"/>
      <text:p text:style-name="P1"/>
      <text:p text:style-name="P1">Производство процветает, вырученные деньги вы решили вложить в развитие деревни, после чего она смогла гордо называться посёлком городского типа. Вас выбирают главой, однако у вашего индусского брата опять возникла проблема. Ему нужно посчитать общую массу сыра, который дают коровы, дающие больше чем 5 килограммов сыра. Вы в замешательстве, но ваш брат и не думает посвящать вас в детали. Вместо этого он даёт вам какие-то таинственные вещички, намекая, что используя их вы сможете решить эту задачу быстрее и эффективнее. Вы решаетесь использовать эти вещички.</text:p>
      <text:p text:style-name="P3"/>
      <text:p text:style-name="P1"/>
      <text:p text:style-name="P1">Вы успешно справились с задачей, однако вскоре после её выполнения в деревню нагрянули бесы, разрушив всё, что встретили на своём пути. Вы в ужасе бежите к дому вашего индусского брата, обнаруживая там только руины и следы пожара. Обследуя руины, вы находите лишь окровавленный камянной крест посреди бывшей гостинной. <text:s/>Ваши глаза наполняются слезами и вы не чувствуете ничего кроме горькой смеси злости, отчаяния и скорби. Вы тихо опускаетесь на колени пред камянным крестом.</text:p>
      <text:p text:style-name="P1"/>
      <text:p text:style-name="P9"><text:soft-page-break/>--- ГЛАВА 2 ---</text:p>
      <text:p text:style-name="P5"/>
      <text:p text:style-name="P5">(здесь диалог о том как карада достала ДРЕВНИЕ АРТЕФАКТЫ(тм) фильтр мап и редюс)</text:p>
      <text:p text:style-name="P5"/>
      <text:p text:style-name="P5">(вся глава и задания идут от имени карады)</text:p>
      <text:p text:style-name="P5"/>
      <text:p text:style-name="P5">(и все они на инглише because reasons)</text:p>
      <text:p text:style-name="P5"/>
      <text:p text:style-name="P6">Listen here, you brat. Now that you have access to filter, map and reduce functions, make sure to use them wisely. </text:p>
      <text:p text:style-name="P6"/>
      <text:p text:style-name="P6">Here you have a collection of different colored rectangles. Return the array <text:span text:style-name="T1">of black rectangles using the filter function. You can also reuse chunks of code from the first chapter if you want.</text:span></text:p>
      <text:p text:style-name="P13"/>
      <text:p text:style-name="P6"/>
      <text:p text:style-name="P7">It’s relieving to see that you are actually able to code. It seems to me that the reason you were sent here lies in the lack of proper education, which is a totally fixable issue.</text:p>
      <text:p text:style-name="P7"/>
      <text:p text:style-name="P8">Now you have the opportunity to optimize the code you wrote before. Remember how you sorted these people by their gender to send them to war with Mephisto? <text:span text:style-name="T3">That was extremely sexist of you, but</text:span> now you can sort all of them at once using filter. Efficient, right?</text:p>
      <text:p text:style-name="P14"/>
      <text:p text:style-name="P8"/>
      <text:p text:style-name="P8">Good, now the process of preparing <text:span text:style-name="T2">the troops will go significantly faster. Also, let us hope that redoing <text:s/>these quests will help you recover your memories faster. Now I’ll introduce you to the map function.</text:span></text:p>
      <text:p text:style-name="P8"/>
      <text:p text:style-name="P10">As you can see, the array of rectangles is the same as before. You will need to write a function that returns the rectangle’s perimeter. Then use map with the said function to return the array of all of the rectangles’ perimeters. Good luck.</text:p>
      <text:p text:style-name="P15"/>
      <text:p text:style-name="P10"/>
      <text:p text:style-name="P11">You are still far from being a good fighter, but you are making progress, which is probably a good thing.</text:p>
      <text:p text:style-name="P11"/>
      <text:p text:style-name="P11">Once again, write a function that equips an armor if the <text:span text:style-name="T4">Hindu</text:span> guy doesn’t have any yet and use map to make all of the guys equip the said armor. This task will help you lay the ground of an actual functional arm<text:span text:style-name="T4">y. No pun intended, I am not the kind of person to make those and YOU should make SURE to remember that.</text:span></text:p>
      <text:p text:style-name="P16"/>
      <text:p text:style-name="P11"/>
      <text:p text:style-name="P12">I hope your brain can still function, because we have one more artifact to cover.</text:p>
      <text:p text:style-name="P12"/>
      <text:p text:style-name="P12">You are presented with the array of values. Find the maximum value using reduce. This shouldn’t be too hard for the lord and savior of Hindu people, right?</text:p>
      <text:p text:style-name="P17"/>
      <text:p text:style-name="P12"/>
      <text:p text:style-name="P17"><text:soft-page-break/>Honestly, I am quite tired of giving you quests, so use the same reduce function to calculate the sum of all of the numbers in the array. That should do the job.</text:p>
      <text:p text:style-name="P12"/>
      <text:p text:style-name="P12">EPILOGUE : Now that you have all three artifacts, you gained a huge advantage. You should appreciate what I’ve done for you, mongrel.</text:p>
      <text:p text:style-name="P12"/>
      <text:p text:style-name="P12">I’ll be off seeking new knowledge for you to use as a weapon. I hope you understand that now you are obligated to finish your war preparations and defeat Mephisto once and for all. Don’t let me 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4:52:48.233076139</meta:creation-date>
    <dc:date>2019-01-29T11:50:09.949205771</dc:date>
    <meta:editing-duration>PT13M54S</meta:editing-duration>
    <meta:editing-cycles>2</meta:editing-cycles>
    <meta:generator>LibreOffice/6.0.7.3$Linux_X86_64 LibreOffice_project/00m0$Build-3</meta:generator>
    <meta:document-statistic meta:table-count="0" meta:image-count="0" meta:object-count="0" meta:page-count="3" meta:paragraph-count="25" meta:word-count="857" meta:character-count="5226" meta:non-whitespace-character-count="4388"/>
  </office:meta>
</office:document-meta>
</file>